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dFileFilter.AndFileFilter( final FilenameFilter filter1 , final FilenameFilter filte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dFileFilter.accept( final File file , final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